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zra SIL" svg:font-family="'Ezr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Ezra SIL" fo:font-size="16pt" style:font-size-asian="16pt" style:font-name-complex="Ezra SIL" style:font-size-complex="16pt"/>
    </style:style>
    <style:style style:name="P2" style:family="paragraph">
      <loext:graphic-properties draw:fill="none" draw:fill-color="#ffffff"/>
      <style:text-properties style:font-name="Ezra SIL" fo:font-size="16pt" style:font-size-asian="16pt" style:font-name-complex="Ezra SIL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top="0cm" fo:margin-bottom="0.3cm" style:writing-mode="lr-tb">
        <style:tab-stops/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T1" style:family="text">
      <style:text-properties style:font-name="Ezra SIL" fo:font-size="13pt" style:font-size-asian="13pt" style:font-name-complex="Ezra SIL" style:font-size-complex="13pt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cm" text:min-label-width="0.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4cm" text:min-label-width="0.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6cm" text:min-label-width="0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8cm" text:min-label-width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cm" text:min-label-width="0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2cm" text:min-label-width="0.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cm" text:min-label-width="0.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cm" text:min-label-width="0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cm" text:min-label-width="0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cm" text:min-label-width="0.4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99cm" svg:height="0.928cm" svg:x="25.6cm" svg:y="0.972cm">
          <draw:text-box>
            <text:p text:style-name="P1"><text:span text:style-name="T1">בס“ד</text:span></text:p>
          </draw:text-box>
        </draw:frame>
        <draw:frame draw:style-name="gr2" draw:text-style-name="P5" draw:layer="layout" svg:width="26.8cm" svg:height="14.16cm" svg:x="0.6cm" svg:y="2.24cm">
          <draw:text-box>
            <text:p text:style-name="P3"><text:span text:style-name="T2">Hinweise zum Gastmodus</text:span></text:p>
            <text:p text:style-name="P3"><text:span text:style-name="T3"/></text:p>
            <text:p text:style-name="P4"><text:span text:style-name="T3">Der Gastmodus stellt für jeden Benutzer eine neue <text:s/>Arbeitsumgebung bereit. Nach dem Auslogge oder Neustart des Computers sind daher alle Einstellungen und gespeicherten Inhalte gelöscht.</text:span></text:p>
            <text:p text:style-name="P4"><text:span text:style-name="T3">Eigene Dokumente und Arbeitsergebnisse müssen daher extern gespeichert werden, z.B. auf einem USB Stick oder im Internet. Datenträger können mit dem "Laufwerke" Programm formatiert werden.</text:span></text:p>
            <text:p text:style-name="P4"><text:span text:style-name="T3"/></text:p>
            <text:p text:style-name="P4"><text:span text:style-name="T4">Nützliche Tastaturbefehle:</text:span></text:p>
            <text:list text:style-name="L2">
              <text:list-item>
                <text:p text:style-name="P4"><text:span text:style-name="T3">Linke Alt-Shift zum Umschalten zwischen deutscher und hebräischer Tastatur</text:span></text:p>
              </text:list-item>
              <text:list-item>
                <text:p text:style-name="P4"><text:span text:style-name="T3">Die Windowstaste ruft das Programmmenü auf. Beim Halten der Taste werden Nummern in den Pogrammen der Startleiste gezeigt. Windows+Nummer dient zum Schnellstart und Umschalten zu den jeweiligen Programmen.</text:span></text:p>
              </text:list-item>
              <text:list-item>
                <text:p text:style-name="P4"><text:span text:style-name="T3">Alt-TAB schaltet zwischen offenen Programmen um.</text:span></text:p>
              </text:list-item>
              <text:list-item>
                <text:p text:style-name="P4"><text:span text:style-name="T3">Windows-W zeigt alle offenen Programme an</text:span></text:p>
              </text:list-item>
              <text:list-item>
                <text:p text:style-name="P4"><text:span text:style-name="T3">Ctrl-Windows-Alt-M maximiert das aktuelle Programm</text:span></text:p>
              </text:list-item>
              <text:list-item>
                <text:p text:style-name="P4"><text:span text:style-name="T3">Ctrl-Windows-Links und Ctrl-Windows-Rechts maximieren das aktuelle Programm auf den halben Bildschirm.</text:span></text:p>
              </text:list-item>
            </text:list>
          </draw:text-box>
        </draw:frame>
        <draw:frame draw:style-name="gr3" draw:text-style-name="P6" draw:layer="layout" svg:width="4.685cm" svg:height="0.763cm" svg:x="22.7cm" svg:y="16.5cm">
          <draw:text-box>
            <text:p><text:span text:style-name="T5">Viel Spaß und Erfol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zra SIL" svg:font-family="'Ezr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0T16:27:33.368800255</meta:creation-date>
    <dc:date>2015-12-20T16:33:25.832940401</dc:date>
    <meta:editing-duration>PT5M52S</meta:editing-duration>
    <meta:editing-cycles>1</meta:editing-cycles>
    <meta:document-statistic meta:object-count="3"/>
    <meta:generator>LibreOffice/4.4.6.3$Linux_X86_64 LibreOffice_project/40m0$Build-3</meta:generator>
  </office:meta>
</office:document-meta>
</file>